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69.35mm"/>
    </style:style>
    <style:style style:name="co3" style:family="table-column">
      <style:table-column-properties fo:break-before="auto" style:column-width="27.25mm"/>
    </style:style>
    <style:style style:name="co4" style:family="table-column">
      <style:table-column-properties fo:break-before="auto" style:column-width="46.04mm"/>
    </style:style>
    <style:style style:name="co5" style:family="table-column">
      <style:table-column-properties fo:break-before="auto" style:column-width="34.93mm"/>
    </style:style>
    <style:style style:name="co6" style:family="table-column">
      <style:table-column-properties fo:break-before="auto" style:column-width="25.93mm"/>
    </style:style>
    <style:style style:name="co7" style:family="table-column">
      <style:table-column-properties fo:break-before="auto" style:column-width="19.05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12.1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9.47mm" fo:break-before="auto" style:use-optimal-row-height="tru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/>
    <style:style style:name="ce2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</style:style>
    <style:style style:name="ce4" style:family="table-cell" style:parent-style-name="Default" style:data-style-name="N36">
      <style:table-cell-properties style:text-align-source="fix" style:repeat-content="false" style:vertical-align="automatic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5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81d41a"/>
    </style:style>
    <style:style style:name="ce9" style:family="table-cell" style:parent-style-name="Default" style:data-style-name="N0">
      <style:table-cell-properties fo:background-color="#729fcf"/>
    </style:style>
    <style:style style:name="ce10" style:family="table-cell" style:parent-style-name="Default" style:data-style-name="N0">
      <style:table-cell-properties fo:background-color="#ff3838"/>
    </style:style>
    <style:style style:name="ce12" style:family="table-cell" style:parent-style-name="Default" style:data-style-name="N0">
      <style:table-cell-properties fo:background-color="#cccccc"/>
    </style:style>
    <style:style style:name="ce13" style:family="table-cell" style:parent-style-name="Default" style:data-style-name="N0">
      <style:table-cell-properties fo:background-color="#ffbf00"/>
    </style:style>
    <style:style style:name="ce8" style:family="table-cell" style:parent-style-name="Default" style:data-style-name="N111"/>
    <style:style style:name="ce11" style:family="table-cell" style:parent-style-name="Default" style:data-style-name="N112"/>
    <style:style style:name="ce14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1"/>
        <table:table-column table:style-name="co1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55" table:default-cell-style-name="ce1"/>
        <table:table-row table:style-name="ro1">
          <table:table-cell table:number-columns-repeated="64"/>
        </table:table-row>
        <table:table-row table:style-name="ro2">
          <table:table-cell/>
          <table:table-cell table:style-name="ce4" office:value-type="string" calcext:value-type="string">
            <text:p>DATE</text:p>
          </table:table-cell>
          <table:table-cell table:style-name="ce5" office:value-type="string" calcext:value-type="string">
            <text:p>FEEDBACK</text:p>
          </table:table-cell>
          <table:table-cell table:style-name="ce5" office:value-type="string" calcext:value-type="string">
            <text:p>PLAYING AS</text:p>
          </table:table-cell>
          <table:table-cell table:style-name="ce6" office:value-type="string" calcext:value-type="string">
            <text:p>DEPARTMENT</text:p>
          </table:table-cell>
          <table:table-cell table:style-name="ce6" office:value-type="string" calcext:value-type="string">
            <text:p>SEVERITY</text:p>
          </table:table-cell>
          <table:table-cell table:style-name="ce6" office:value-type="string" calcext:value-type="string">
            <text:p>FIXED BY</text:p>
          </table:table-cell>
          <table:table-cell table:style-name="ce6" office:value-type="string" calcext:value-type="string">
            <text:p>DATE FIXED</text:p>
          </table:table-cell>
          <table:table-cell table:style-name="ce6" office:value-type="string" calcext:value-type="string">
            <text:p>COMMENT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Lab floor is higher than the rest of the floo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is pretty slippe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lass door trigger areas need checking as they’re very difficult to ope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rridor from storage room to armoury has no collider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Ages ago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igns are good :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thanks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“Room leads to room” signag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I think this would remove the unknown factor of trying to find your way around a station while the alien is following you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signs above the corridors in the biosphe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2"/>
          <table:table-cell table:style-name="ce8" office:value-type="date" office:date-value="2020-03-13" calcext:value-type="date">
            <text:p>13-Mar</text:p>
          </table:table-cell>
          <table:table-cell office:value-type="string" calcext:value-type="string">
            <text:p>Moved signs to be better visible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door animation looks goo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3"/>
          <table:table-cell office:value-type="string" calcext:value-type="string">
            <text:p>suprising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door isn’t flush with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moving up stairs is weird as they attach to the sides of the stairs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rosshair would probably be better than a do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Acid spit would be cool”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aliens can’t go from pillar to ceil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s in the ceiling are difficult to get into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pillar at the bottom can glitch alien movement due to complex geometry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 room wall is clipped into entrance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8" office:value-type="date" office:date-value="2020-03-13" calcext:value-type="date">
            <text:p>13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Broken office door clips through vent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vent entrance from gen room is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4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 “Training area” to get used to controls would be good. Obstacle course for alien, firing range for marine</text:p>
          </table:table-cell>
          <table:table-cell office:value-type="string" calcext:value-type="string">
            <text:p>Alien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Vent T section near security room, gen room, and canteen is misaligned, causes alien to disconnect from ven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steps don’t work, colliders need chec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Holo table on the canteen balcony has a mesh collider and should use primitives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pillar colliders need shrink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ailing bottom rung shouldn’t have a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climb up slanted tables as alien due to colliders not running all the way to the floo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s I canteen have no undersid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office:value-type="string" calcext:value-type="string">
            <text:p>They are glass, they aren't supposed too.</text:p>
          </table:table-cell>
          <table:table-cell table:number-columns-repeated="55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tangular table leg visibly clipped into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Door from canteen to bio, you can see through to spa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n canteen TV against wall is floating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teen big wall panels in left corner next to bio door are not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8" office:value-type="date" office:date-value="2020-03-31" calcext:value-type="date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Jump takes a little practice to get used to, but did get used to it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t hit by glass doors on opening them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vents in offic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When I redid vents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right-most panel between glass doors has no collider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detailed wall, can’t be transferred to from the other wall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ffice floor right of desk has lines between texture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“Floor texture looks like minecraft sand” - did take an hour to notice this as alien</text:p>
          </table:table-cell>
          <table:table-cell office:value-type="string" calcext:value-type="string">
            <text:p>Alien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5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torage room door to armoury is really badly align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ther storage room door is open but renders as clos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rine mouse sensitivity is too high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ssault rifle recoil is too jerk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s hint that oxygen will regenerate in the biosphere</text:p>
          </table:table-cell>
          <table:table-cell office:value-type="string" calcext:value-type="string">
            <text:p>Marine</text:p>
          </table:table-cell>
          <table:table-cell table:style-name="ce13" office:value-type="string" calcext:value-type="string">
            <text:p>Writ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ontrol key shoot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ecoil doesn’t return gun to where you shot from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o crouch, jump or aim down sight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Alien eggs aren’t visible through the broken d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Can’t walk into the security room due to door alignmen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Generator room stairs need a railing as you can get yourself stuck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ossible secondary – faster breaching</text:p>
          </table:table-cell>
          <table:table-cell office:value-type="string" calcext:value-type="string">
            <text:p>Marine</text:p>
          </table:table-cell>
          <table:table-cell table:style-name="ce10" office:value-type="string" calcext:value-type="string">
            <text:p>Prototype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Rogue collider in spawn corridor floor allows marine to get air from walking forward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sign above space-side door in spawn corrid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awn corridor door not flush with the floo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Oxygen regeneration area doesn’t cover the whole biospher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table:style-name="ce11" office:value-type="date" office:date-value="2020-03-15" calcext:value-type="date">
            <text:p>15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Player seems very tall in spawn corridor, flloor collider may be too high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n audio clip in the spawn corridor, saying something like “Depressurising”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Effect in spawn corridor was obviously pressurisation</text:p>
          </table:table-cell>
          <table:table-cell office:value-type="string" calcext:value-type="string">
            <text:p>Marine</text:p>
          </table:table-cell>
          <table:table-cell table:style-name="ce12" office:value-type="string" calcext:value-type="string">
            <text:p>Feedback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Sprint should use oxygen faster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Feels like you should be able to open doors from a little further away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You can step up railings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It isn’t obvious what to do in the security room, or that there are two of them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The security room button also isn’t obviou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Need a UI element for a warning of low/ no oxygen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05" calcext:value-type="date">
            <text:p>05/03/2020</text:p>
          </table:table-cell>
          <table:table-cell office:value-type="string" calcext:value-type="string">
            <text:p>Max O2 displays as 99 not 100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/>
          <table:table-cell office:value-type="string" calcext:value-type="string">
            <text:p>Eugene</text:p>
          </table:table-cell>
          <table:table-cell table:style-name="ce8" office:value-type="date" office:date-value="2020-03-11" calcext:value-type="date">
            <text:p>1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behind desk in alien spawn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ontrols are snapping and disorientating with alien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he snapping of the alien makes it difficult to engage in combat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ore torch light is needed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Marines move too fast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feels underpowered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Oxygen is too low to complete the objective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ifficult to tell when you have changed orientation in a vent as the alien</text:p>
          </table:table-cell>
          <table:table-cell office:value-type="string" calcext:value-type="string">
            <text:p>Alien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orch light should be soft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You jump after going through a door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crosshair is hard t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Can get stuck underneath generator room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Generator room floor has collider issues that stops the marine from moving on the walkways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Death screen needs to be added as unable to tell when you die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Sliding marines leads to overshooting corridor entrances</text:p>
          </table:table-cell>
          <table:table-cell office:value-type="string" calcext:value-type="string">
            <text:p>Marine</text:p>
          </table:table-cell>
          <table:table-cell table:style-name="ce9" office:value-type="string" calcext:value-type="string">
            <text:p>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Time to kill the alien is too low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Red against black door opening radial dial is hard too see</text:p>
          </table:table-cell>
          <table:table-cell office:value-type="string" calcext:value-type="string">
            <text:p>Alien/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iosphere door trigger area needs to be larger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27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Permanent objective guidance should be on screen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/ Programming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Breaching takes too long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</text:p>
          </table:table-cell>
          <table:table-cell/>
          <table:table-cell office:value-type="string" calcext:value-type="string">
            <text:p>Kyle</text:p>
          </table:table-cell>
          <table:table-cell office:value-type="string" calcext:value-type="string">
            <text:p>31-Mar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3-24" calcext:value-type="date">
            <text:p>24/03/2020</text:p>
          </table:table-cell>
          <table:table-cell office:value-type="string" calcext:value-type="string">
            <text:p>Alien jump needs a charge bar</text:p>
          </table:table-cell>
          <table:table-cell office:value-type="string" calcext:value-type="string">
            <text:p>Alien</text:p>
          </table:table-cell>
          <table:table-cell office:value-type="string" calcext:value-type="string">
            <text:p>Design/ Programming/Art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Hole in office next to lab</text:p>
          </table:table-cell>
          <table:table-cell office:value-type="string" calcext:value-type="string">
            <text:p>Alien</text:p>
          </table:table-cell>
          <table:table-cell table:style-name="ce7" office:value-type="string" calcext:value-type="string">
            <text:p>Design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tuck spot in the table in alien spawn</text:p>
          </table:table-cell>
          <table:table-cell office:value-type="string" calcext:value-type="string">
            <text:p>Alien </text:p>
          </table:table-cell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Spwans sometimes spawn in space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Design/Programing </text:p>
          </table:table-cell>
          <table:table-cell table:number-columns-repeated="59"/>
        </table:table-row>
        <table:table-row table:style-name="ro6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DS problem where when right clicking as marine the players contol is given to another player including the alien and <text:s/>other marine. WSAD and mouse were given to serprate players although this happened only once out of 6 games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Programming </text:p>
          </table:table-cell>
          <table:table-cell/>
          <table:table-cell office:value-type="string" calcext:value-type="string">
            <text:p>harry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udio is heard at the same volume across the hole map even when miles away when fallen through the floor </text:p>
          </table:table-cell>
          <table:table-cell office:value-type="string" calcext:value-type="string">
            <text:p>Marine</text:p>
          </table:table-cell>
          <table:table-cell table:style-name="ce7" office:value-type="string" calcext:value-type="string">
            <text:p>Programming?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Players recommend an audio slider </text:p>
          </table:table-cell>
          <table:table-cell office:value-type="string" calcext:value-type="string">
            <text:p>Alien/marine</text:p>
          </table:table-cell>
          <table:table-cell office:value-type="string" calcext:value-type="string">
            <text:p>Design/programming </text:p>
          </table:table-cell>
          <table:table-cell table:number-columns-repeated="59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Able to fall through the floor in alien spawn near the table </text:p>
          </table:table-cell>
          <table:table-cell office:value-type="string" calcext:value-type="string">
            <text:p>Alien </text:p>
          </table:table-cell>
          <table:table-cell table:style-name="ce7" office:value-type="string" calcext:value-type="string">
            <text:p>Design </text:p>
          </table:table-cell>
          <table:table-cell/>
          <table:table-cell office:value-type="string" calcext:value-type="string">
            <text:p>john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Unable to go into the biosphere from the marine spawn corridor </text:p>
          </table:table-cell>
          <table:table-cell office:value-type="string" calcext:value-type="string">
            <text:p>Marine</text:p>
          </table:table-cell>
          <table:table-cell office:value-type="string" calcext:value-type="string">
            <text:p>Design </text:p>
          </table:table-cell>
          <table:table-cell/>
          <table:table-cell office:value-type="string" calcext:value-type="string">
            <text:p>kyle </text:p>
          </table:table-cell>
          <table:table-cell table:style-name="ce14" office:value-type="date" office:date-value="2020-04-06" calcext:value-type="date">
            <text:p>06/04/2020</text:p>
          </table:table-cell>
          <table:table-cell table:number-columns-repeated="56"/>
        </table:table-row>
        <table:table-row table:style-name="ro3">
          <table:table-cell/>
          <table:table-cell office:value-type="date" office:date-value="2020-04-05" calcext:value-type="date">
            <text:p>05/04/2020</text:p>
          </table:table-cell>
          <table:table-cell office:value-type="string" calcext:value-type="string">
            <text:p>game has minor lag on low end laptops (wow who knew)</text:p>
          </table:table-cell>
          <table:table-cell office:value-type="string" calcext:value-type="string">
            <text:p>Both</text:p>
          </table:table-cell>
          <table:table-cell table:style-name="ce7" office:value-type="string" calcext:value-type="string">
            <text:p>Design 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is able to interact with marine objectives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position needs to be changed as it casts the marines shadow in from of them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s the whole of the canteen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rch light doesn’t sync across net, can’t see others torches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Esc key resets graphics options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Gen room alien can get stuck between railing and wall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under canteen stairs shuts instantly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ealth can go negative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ir needs to be flagged as being able to regen in biosphere.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air gets low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oo easy as alien to switch surface, could have to hold button to switch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Having to spend 5 seconds opening a door makes you feel vulnerable but is dull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bjectives are unclear, text was missed on first run throguh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Possible collision errors with canteen stairs and marine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selection in lobby is quite subtle, ccould be more obvoius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Text at bottom on marine briefing needs to be around longer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 opening is inconsistent, sometimes doesn’t work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Once out of ammo removes a lot of agency for marine – have ammo regen in armoury and flag this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Doors could auto open once they’ve been opened once? (I think leave them)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ecurity room off of genny, moving left while looking at switch yeets you out of ceiling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patial sound doesn’t exist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Sign text is too small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that two switches need to be pressed from generator room, prompt is unclear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Flag when the allien does emergency regen for both alien and marine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 looks like its moving even when it isn’t due to networking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Could add a free air refil to marines in gen/ switch rooms after activating switches??</text:p>
          </table:table-cell>
          <table:table-cell table:number-columns-repeated="61"/>
        </table:table-row>
        <table:table-row table:style-name="ro7">
          <table:table-cell/>
          <table:table-cell office:value-type="date" office:date-value="2020-04-25" calcext:value-type="date">
            <text:p>25/04/2020</text:p>
          </table:table-cell>
          <table:table-cell office:value-type="string" calcext:value-type="string">
            <text:p>Aliens view ability doesn’t work</text:p>
          </table:table-cell>
          <table:table-cell table:number-columns-repeated="61"/>
        </table:table-row>
        <table:table-row table:style-name="ro1" table:number-rows-repeated="104845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</number:date-style>
    <number:date-style style:name="N112">
      <number:day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dc:title/>
    <dc:description/>
    <dc:subject/>
    <meta:initial-creator/>
    <meta:creation-date>2020-03-06T09:20:28Z</meta:creation-date>
    <dc:date>2020-04-25T16:28:11.528000000</dc:date>
    <meta:editing-cycles>19</meta:editing-cycles>
    <meta:editing-duration>PT1H13M18S</meta:editing-duration>
    <meta:document-statistic meta:table-count="1" meta:cell-count="537" meta:object-count="0"/>
  </office:meta>
</office:document-meta>
</file>